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FR135 Artificiall Neural Networks</text:p>
      <text:p text:style-name="P1"/>
      <text:p text:style-name="P3">Homework 2.1</text:p>
      <text:p text:style-name="P3"/>
      <text:p text:style-name="P2">Question 1: <text:span text:style-name="T1">For the first question we have 2^n different inputs. For each Boolean function of the inputs we can either have 0 or 1 as an output. This leads to the amount of different Boolean functions being:</text:span></text:p>
      <text:p text:style-name="P2"><text:span text:style-name="T1"><text:tab/>2^(2^n)</text:span></text:p>
      <text:p text:style-name="P2"><text:span text:style-name="T1">Where n is the dimension. In our case n=3 and thus:</text:span></text:p>
      <text:p text:style-name="P2"><text:span text:style-name="T1"><text:tab/>2^(2^3) = 256</text:span></text:p>
      <text:p text:style-name="P2"><text:span text:style-name="T1"/></text:p>
      <text:p text:style-name="P2">Question 2:<text:span text:style-name="T1"> I simply figured that since we are working with a cube it will be 6 symmetries <text:s/>for each function</text:span></text:p>
      <text:p text:style-name="P2"><text:span text:style-name="T1"/></text:p>
      <text:p text:style-name="P2">Question 3: <text:span text:style-name="T1">The answer for this was simply looked up on the intern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08T16:32:41</meta:creation-date>
    <meta:document-statistic meta:table-count="0" meta:image-count="0" meta:object-count="0" meta:page-count="1" meta:paragraph-count="8" meta:word-count="93" meta:character-count="503"/>
    <dc:date>2018-10-08T17:04:22.24</dc:date>
    <meta:editing-duration>PT1M20S</meta:editing-duration>
    <meta:editing-cycles>1</meta:editing-cycles>
    <meta:generator>OpenOffice/4.1.5$Win32 OpenOffice.org_project/415m1$Build-9789</meta:generator>
  </office:meta>
</office:document-meta>
</file>